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runching Knowledge</text:p>
      <text:h text:style-name="P1" text:outline-level="2"/>
      <text:h text:style-name="Heading_20_2" text:outline-level="2"><text:span text:style-name="T2">Knowledge Crunching</text:span></text:h>
      <text:p text:style-name="Text_20_body">Effective domain modelers are knowledge crunchers. They take a torrent of information and probe for the relevant trickle .</text:p>
      <text:p text:style-name="Text_20_body">Knowledge crunching is not a solitary activity. A team of developers and domain experts collaborate, typically led by developers. </text:p>
      <text:p text:style-name="Text_20_body">Together they draw in information and crunch it into a useful form. </text:p>
      <text:p text:style-name="Text_20_body">The raw material comes from the minds of domain experts, from users of existing systems, from the prior experience of the technical team with a related legacy system or another project in the same </text:p>
      <text:p text:style-name="Text_20_body">domain. It comes in the form of documents written for the project or used in the business, and lots and lots of talk. </text:p>
      <text:p text:style-name="Standard"/>
      <text:p text:style-name="Standard"/>
      <text:h text:style-name="P1" text:outline-level="2">Continuous Learning </text:h>
      <text:p text:style-name="Text_20_body">Knowledge on the project is fragmented, scattered among many people and documents, and it’s mixed with other information so that we don’t even know which bits of knowledge we really need.This ignorance leads us to make false assumptions.</text:p>
      <text:p text:style-name="Text_20_body">Highly productive teams grow their knowledge consciously, practicing <text:span text:style-name="T1">continuous learning.</text:span></text:p>
      <text:p text:style-name="Text_20_body"><text:span text:style-name="T2">This means improving technical knowledge, along with general domain-modeling skills. But it also includes serious learning about the specific domain they are working in.</text:span></text:p>
      <text:p text:style-name="Standard"><text:span text:style-name="T2"/></text:p>
      <text:p text:style-name="Standard"><text:span text:style-name="T2"/></text:p>
      <text:h text:style-name="Heading_20_2" text:outline-level="2"><text:span text:style-name="T2">Knowledge-rich Design</text:span></text:h>
      <text:p text:style-name="Text_20_body"><text:span text:style-name="T2">Business activities and rules are as central to a domain as are the entities involved.</text:span></text:p>
      <text:p text:style-name="Text_20_body"><text:span text:style-name="T2">Knowledge crunching yields models that reflect various categories of concepts; it can get intense, because there may be actual inconsistency among business rules.</text:span></text:p>
      <text:p text:style-name="Text_20_body"><text:span text:style-name="T2">Domain experts are usually not aware of how complex their mental processes are.</text:span></text:p>
      <text:p text:style-name="Text_20_body"><text:span text:style-name="T2">A domain model and corresponding design can be used to secure and share knowledge.</text:span></text:p>
      <text:p text:style-name="Standard"><text:span text:style-name="T2"/></text:p>
      <text:p text:style-name="Standard"><text:span text:style-name="T2"/></text:p>
      <text:h text:style-name="Heading_20_2" text:outline-level="2"><text:span text:style-name="T2">Deep Models</text:span></text:h>
      <text:p text:style-name="Text_20_body"><text:span text:style-name="T2">We usually discard superficial model elements that seemed important in the beginning as we come to understand the domain and the needs of the applic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5-03T10:21:43</meta:creation-date>
    <dc:date>2012-05-03T13:41:35</dc:date>
    <dc:creator>nacho </dc:creator>
    <meta:editing-duration>PT48M58S</meta:editing-duration>
    <meta:editing-cycles>2</meta:editing-cycles>
    <meta:generator>LibreOffice/3.4$Linux LibreOffice_project/340m1$Build-402</meta:generator>
    <meta:document-statistic meta:table-count="0" meta:image-count="0" meta:object-count="0" meta:page-count="1" meta:paragraph-count="18" meta:word-count="285" meta:character-count="1805" meta:non-whitespace-character-count="1517"/>
  </office:meta>
</office:document-meta>
</file>